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face style:name="Noto Sans CJK SC Regular" svg:font-family="'Noto Sans CJK SC Regular'" style:font-family-generic="roman"/>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Tabelle1" style:family="table">
      <style:table-properties style:width="16.002cm" fo:margin-top="0cm" fo:margin-bottom="0.199cm" table:align="margins"/>
    </style:style>
    <style:style style:name="Tabelle1.A" style:family="table-column">
      <style:table-column-properties style:column-width="1.395cm" style:rel-column-width="5714*"/>
    </style:style>
    <style:style style:name="Tabelle1.B" style:family="table-column">
      <style:table-column-properties style:column-width="14.607cm" style:rel-column-width="59821*"/>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7.938cm" style:type="center"/>
          <style:tab-stop style:position="15.753cm" style:type="right"/>
        </style:tab-stops>
      </style:paragraph-properties>
    </style:style>
    <style:style style:name="P2" style:family="paragraph" style:parent-style-name="Footer">
      <style:paragraph-properties>
        <style:tab-stops>
          <style:tab-stop style:position="7.938cm" style:type="center"/>
          <style:tab-stop style:position="17cm" style:type="right"/>
        </style:tab-stops>
      </style:paragraph-properties>
    </style:style>
    <style:style style:name="P3" style:family="paragraph" style:parent-style-name="Header">
      <style:text-properties fo:language="de" fo:country="DE"/>
    </style:style>
    <style:style style:name="P4" style:family="paragraph" style:parent-style-name="Header">
      <style:paragraph-properties fo:text-align="center" style:justify-single-word="false"/>
      <style:text-properties fo:language="de" fo:country="DE" officeooo:rsid="003327f1" officeooo:paragraph-rsid="003327f1"/>
    </style:style>
    <style:style style:name="P5" style:family="paragraph" style:parent-style-name="Subtitle">
      <style:paragraph-properties fo:margin-top="0.212cm" fo:margin-bottom="0.388cm" loext:contextual-spacing="false" style:writing-mode="lr-tb"/>
      <style:text-properties officeooo:paragraph-rsid="003d9a75"/>
    </style:style>
    <style:style style:name="P6" style:family="paragraph" style:parent-style-name="Subtitle">
      <style:paragraph-properties fo:margin-top="0.212cm" fo:margin-bottom="0.388cm" loext:contextual-spacing="false" style:writing-mode="lr-tb"/>
      <style:text-properties officeooo:paragraph-rsid="003e973b"/>
    </style:style>
    <style:style style:name="P7" style:family="paragraph" style:parent-style-name="Subtitle">
      <style:paragraph-properties fo:margin-top="0.212cm" fo:margin-bottom="0.388cm" loext:contextual-spacing="false" style:writing-mode="lr-tb"/>
      <style:text-properties fo:language="de" fo:country="DE"/>
    </style:style>
    <style:style style:name="P8" style:family="paragraph" style:parent-style-name="Table_20_Contents">
      <style:text-properties officeooo:rsid="006b8267" officeooo:paragraph-rsid="006b8267"/>
    </style:style>
    <style:style style:name="P9" style:family="paragraph" style:parent-style-name="Text_20_body">
      <style:text-properties officeooo:rsid="006920b4" officeooo:paragraph-rsid="0069f9e9"/>
    </style:style>
    <style:style style:name="P10" style:family="paragraph" style:parent-style-name="Text_20_body">
      <style:text-properties officeooo:rsid="006a0e2c" officeooo:paragraph-rsid="006a0e2c"/>
    </style:style>
    <style:style style:name="P11" style:family="paragraph" style:parent-style-name="Text_20_body">
      <style:text-properties officeooo:rsid="006a87df" officeooo:paragraph-rsid="006a87df"/>
    </style:style>
    <style:style style:name="P12" style:family="paragraph" style:parent-style-name="Text_20_body">
      <style:text-properties fo:language="de" fo:country="DE" officeooo:rsid="006920b4" officeooo:paragraph-rsid="006920b4"/>
    </style:style>
    <style:style style:name="P13" style:family="paragraph" style:parent-style-name="Text_20_body">
      <style:text-properties fo:language="de" fo:country="DE" officeooo:rsid="0069f9e9" officeooo:paragraph-rsid="0069f9e9"/>
    </style:style>
    <style:style style:name="P14" style:family="paragraph" style:parent-style-name="Text_20_body">
      <style:text-properties fo:language="de" fo:country="DE" officeooo:rsid="006b210f" officeooo:paragraph-rsid="006b210f"/>
    </style:style>
    <style:style style:name="P15" style:family="paragraph" style:parent-style-name="Text_20_body">
      <style:text-properties fo:language="de" fo:country="DE" officeooo:rsid="006b8267" officeooo:paragraph-rsid="006b8267"/>
    </style:style>
    <style:style style:name="P16" style:family="paragraph" style:parent-style-name="Verzeichnis_20_1">
      <style:paragraph-properties>
        <style:tab-stops>
          <style:tab-stop style:position="16.002cm" style:type="right" style:leader-style="dotted" style:leader-text="."/>
        </style:tab-stops>
      </style:paragraph-properties>
    </style:style>
    <style:style style:name="P17" style:family="paragraph" style:parent-style-name="Title" style:master-page-name="MPF0">
      <style:paragraph-properties style:page-number="auto" fo:break-before="page"/>
      <style:text-properties fo:language="de" fo:country="DE"/>
    </style:style>
    <style:style style:name="P18" style:family="paragraph" style:parent-style-name="Heading_20_1">
      <style:text-properties fo:language="de" fo:country="DE"/>
    </style:style>
    <style:style style:name="T1" style:family="text">
      <style:text-properties fo:language="de" fo:country="DE"/>
    </style:style>
    <style:style style:name="T2" style:family="text">
      <style:text-properties fo:language="de" fo:country="DE" officeooo:rsid="004d7201"/>
    </style:style>
    <style:style style:name="T3" style:family="text">
      <style:text-properties fo:language="de" fo:country="DE" officeooo:rsid="00616dad"/>
    </style:style>
    <style:style style:name="T4" style:family="text">
      <style:text-properties fo:language="de" fo:country="DE" officeooo:rsid="000c5fec"/>
    </style:style>
    <style:style style:name="T5" style:family="text">
      <style:text-properties fo:language="de" fo:country="DE" officeooo:rsid="003c36db"/>
    </style:style>
    <style:style style:name="T6" style:family="text">
      <style:text-properties fo:language="de" fo:country="DE" officeooo:rsid="003d9a75"/>
    </style:style>
    <style:style style:name="T7" style:family="text">
      <style:text-properties fo:language="de" fo:country="DE" officeooo:rsid="004c5139"/>
    </style:style>
    <style:style style:name="T8" style:family="text">
      <style:text-properties fo:language="de" fo:country="DE" officeooo:rsid="0069edb8"/>
    </style:style>
    <style:style style:name="T9" style:family="text">
      <style:text-properties fo:language="de" fo:country="DE" officeooo:rsid="0069f9e9"/>
    </style:style>
    <style:style style:name="T10" style:family="text">
      <style:text-properties fo:language="de" fo:country="DE" officeooo:rsid="006a87df"/>
    </style:style>
    <style:style style:name="T11" style:family="text">
      <style:text-properties fo:language="de" fo:country="DE" officeooo:rsid="006b210f"/>
    </style:style>
    <style:style style:name="T12" style:family="text">
      <style:text-properties fo:language="de" fo:country="DE" officeooo:rsid="006ed878"/>
    </style:style>
    <style:style style:name="T13" style:family="text">
      <style:text-properties officeooo:rsid="005f8aca"/>
    </style:style>
    <style:style style:name="T14" style:family="text">
      <style:text-properties officeooo:rsid="006d37d0"/>
    </style:style>
    <style:style style:name="fr1" style:family="graphic" style:parent-style-name="Graphics">
      <style:graphic-properties style:protect="position" style:wrap="parallel" style:number-wrapped-paragraphs="no-limit" style:wrap-contour="false" style:vertical-pos="from-top"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121" number:language="en" number:country="US">
      <number:day number:calendar="gregorian"/>
      <number:text>. </number:text>
      <number:month number:calendar="gregorian" number:style="long" number:textual="true"/>
      <number:text> </number:text>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bookmark-start text:name="Ref_AufgabeName"/>Aufgabe <text:span text:style-name="T13">4</text:span>: <text:bookmark-end text:name="Ref_AufgabeName"/><text:span text:style-name="T13">Urlaubsfahrt</text:span></text:p>
      <text:p text:style-name="P5"><text:bookmark-start text:name="Ref_TeamID"/><text:span text:style-name="Absatz-Standardschriftart"><text:span text:style-name="T1">Team-ID: </text:span></text:span><text:bookmark-start text:name="TeamID"/><text:span text:style-name="Absatz-Standardschriftart"><text:span text:style-name="T5">0</text:span></text:span><text:bookmark-end text:name="TeamID"/><text:span text:style-name="Absatz-Standardschriftart"><text:span text:style-name="T5">0</text:span></text:span><text:bookmark-end text:name="Ref_TeamID"/><text:span text:style-name="Absatz-Standardschriftart"><text:span text:style-name="T7">619</text:span></text:span></text:p>
      <text:p text:style-name="P5"><text:bookmark-start text:name="Ref_TeamName"/><text:span text:style-name="Absatz-Standardschriftart"><text:span text:style-name="T1">Team-</text:span></text:span><text:span text:style-name="Absatz-Standardschriftart"><text:span text:style-name="T6">N</text:span></text:span><text:span text:style-name="Absatz-Standardschriftart"><text:span text:style-name="T4">a</text:span></text:span><text:span text:style-name="Absatz-Standardschriftart"><text:span text:style-name="T1">me: </text:span></text:span><text:bookmark-end text:name="Ref_TeamName"/><text:span text:style-name="Absatz-Standardschriftart"><text:span text:style-name="T7">ncrypted</text:span></text:span></text:p>
      <text:p text:style-name="P6"><text:span text:style-name="Absatz-Standardschriftart"><text:span text:style-name="T6">Bearbeiter/-innen dieser Aufgabe: <text:line-break/></text:span></text:span><text:span text:style-name="Absatz-Standardschriftart"><text:span text:style-name="T7">Oliver Schirmer</text:span></text:span></text:p>
      <text:p text:style-name="P7"><text:date style:data-style-name="N10121" text:date-value="2019-11-22T20:32:14.600000199">22. November 2019</text:date></text:p>
      <text:table-of-content text:style-name="Sect1" text:name="_TOC3">
        <text:table-of-content-source text:outline-level="9">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Standard">
            <text:index-entry-link-start/>
            <text:index-entry-text/>
            <text:index-entry-tab-stop style:type="right" style:leader-char="."/>
            <text:index-entry-page-number/>
            <text:index-entry-link-end/>
          </text:table-of-content-entry-template>
          <text:table-of-content-entry-template text:outline-level="5" text:style-name="Standard">
            <text:index-entry-link-start/>
            <text:index-entry-text/>
            <text:index-entry-tab-stop style:type="right" style:leader-char="."/>
            <text:index-entry-page-number/>
            <text:index-entry-link-end/>
          </text:table-of-content-entry-template>
          <text:table-of-content-entry-template text:outline-level="6" text:style-name="Standard">
            <text:index-entry-link-start/>
            <text:index-entry-text/>
            <text:index-entry-tab-stop style:type="right" style:leader-char="."/>
            <text:index-entry-page-number/>
            <text:index-entry-link-end/>
          </text:table-of-content-entry-template>
          <text:table-of-content-entry-template text:outline-level="7" text:style-name="Standard">
            <text:index-entry-link-start/>
            <text:index-entry-text/>
            <text:index-entry-tab-stop style:type="right" style:leader-char="."/>
            <text:index-entry-page-number/>
            <text:index-entry-link-end/>
          </text:table-of-content-entry-template>
          <text:table-of-content-entry-template text:outline-level="8" text:style-name="Standard">
            <text:index-entry-link-start/>
            <text:index-entry-text/>
            <text:index-entry-tab-stop style:type="right" style:leader-char="."/>
            <text:index-entry-page-number/>
            <text:index-entry-link-end/>
          </text:table-of-content-entry-template>
          <text:table-of-content-entry-template text:outline-level="9" text:style-name="Standard">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3_Head">
            <text:p text:style-name="Contents_20_Heading">Inhaltsverzeichnis</text:p>
          </text:index-title>
          <text:p text:style-name="P16"><text:a xlink:type="simple" xlink:href="#__RefHeading___Toc105_1452926801" text:style-name="Internet_20_link" text:visited-style-name="Visited_20_Internet_20_Link">Lösungsidee<text:tab/>1</text:a></text:p>
          <text:p text:style-name="P16"><text:a xlink:type="simple" xlink:href="#__RefHeading___Toc107_1452926801" text:style-name="Internet_20_link" text:visited-style-name="Visited_20_Internet_20_Link">Umsetzung<text:tab/>2</text:a></text:p>
          <text:p text:style-name="P16"><text:a xlink:type="simple" xlink:href="#__RefHeading___Toc109_1452926801" text:style-name="Internet_20_link" text:visited-style-name="Visited_20_Internet_20_Link">Beispiele<text:tab/>2</text:a></text:p>
          <text:p text:style-name="P16"><text:a xlink:type="simple" xlink:href="#__RefHeading___Toc111_1452926801" text:style-name="Internet_20_link" text:visited-style-name="Visited_20_Internet_20_Link">Quellcode<text:tab/>3</text:a></text:p>
        </text:index-body>
      </text:table-of-content>
      <text:h text:style-name="P18" text:outline-level="1"><text:bookmark-start text:name="__RefHeading___Toc105_1452926801"/>Lösungsidee<text:bookmark-end text:name="__RefHeading___Toc105_1452926801"/></text:h>
      <text:p text:style-name="P12">Jede Tankstelle, als auch der Beginn und das Ende der Strecke, werden als Knoten eines Out-Trees betrachtet, bei dem der Start der Strecke <text:s/>die Wurzel darstellt. Die Kanten des Baumes werden dann folgendermaßen gebildet:</text:p>
      <text:p text:style-name="P9"><text:span text:style-name="T1">Es wird in aufsteigender Reihenfolge über jeden Knoten iteriert und für jeden weiter entfernt liegenden Knoten (Knoten mit größerem Index) geprüft, ob dieser mit einem vollen Tank (</text:span><text:span text:style-name="T8">beim</text:span><text:span text:style-name="T1"> Start mit der anfänglichen Tankfüllung) erreichbar ist. Ist dies der Fall, werden die Kosten </text:span><text:span text:style-name="T8">berechnet, um diesen Knoten gerade so zu erreichen, der Tank also beim Ankommen leer ist. Diese werden dann als Kantengewicht zwischen den beiden Knoten in den Baum festgelegt.</text:span></text:p>
      <text:p text:style-name="P9"><text:span text:style-name="T8">Zudem wird für jeden Knoten die minimale Anzahl an Tankvorgängen, um diesen zu erreichen, zwischengespeichert, also die minimale Ebene, auf der der Knoten im Baum gefunden wird. Wird bei zukünftigen Überprüfungen eine Kante gefunden, die eine höhere Ebene hat, wird diese verworfen – so wird sichergestellt, dass </text:span><text:span text:style-name="T9">nur </text:span><text:span text:style-name="T8">die minimale Anzahl an Tankvorgängen durchgeführt wird. Durch Memoization werden also viele Abzweigungen beim Baum gar nicht erst überprüft und die Performance wird optimiert. Wird eine Kante gefunden, die der aktuellen minimalen Höhe des Zielknotens entspricht, wird der Startknoten als Parent für den Zielknoten gespeichert. Wird eine Kante mit niedrigerer Höhe gefunden, werden alle bisherigen Parents gelöscht und der aktuelle Startknoten zum Zielknoten hinzugefügt.</text:span></text:p>
      <text:p text:style-name="P13">Daraufhin folgend wird beim Zielknoten (also dem Streckenende) eine Tiefensuche durchgeführt, die dann alle möglichen Pfade überprüft, um zum Start zu kommen. Beim Start wird der Preis des aktuellen Pfades mit dem aktuellen minimalen Preis abgeglichen und gegebenenfalls der aktuelle Pfad als neuer bester Pfad gespeichert. Bei der Ausgabe des besten Pfads müssen zudem die Kosten abgezogen werden, die durch die anfängliche Tankfüllung kompensiert werden. Da beim ersten und möglicherweise bei folgenden Tankvorgängen noch Restbenzin im Tank ist, muss dieser nicht angerechnet werden. Dadurch besteht die Möglichkeit, dass der Preis nochmals sinkt.</text:p>
      <text:h text:style-name="P18" text:outline-level="1"><text:bookmark-start text:name="__RefHeading___Toc107_1452926801"/><text:soft-page-break/>Umsetzung<text:bookmark-end text:name="__RefHeading___Toc107_1452926801"/></text:h>
      <text:p text:style-name="P10"><text:span text:style-name="T1">Der </text:span><text:span text:style-name="T10">Baum</text:span><text:span text:style-name="T1"> wird in einer Adjazenzmatrix gespeichert </text:span><text:span text:style-name="T10">und für jede nicht existente Kante das Gewicht auf -1 gesetzt. Die Gewicht werden dabei als Double gespeichert, da die Preise auch gebrochene Zahlenwerte annehmen können. Es wird keine Adjazenzliste gewählt, da dies den Algorithmus verkomplizieren würde und lediglich eine Speicheroptimierung erzielt werden würde. Die Parents hingegen werden als Adjazenzliste gespeichert. Im Allgemeinen wurden ArrayLists Arrays vorgezogen, da das Handling mit diesen vereinfacht wird und Dynamik ermöglicht, falls diese benötigt wird. Trotz dessen werden zu Beginn die nötigen Kapazitäten, wie sie ein Array brauchen würde reserviert. Es werden finden also keine ressourcenbelastenden Reallocations statt.</text:span></text:p>
      <text:p text:style-name="P11"><text:span text:style-name="T1">Da Start und Ziel der Strecke als extra Knoten betrachtet werden, müssen diese ebenfalls der Distanz- und Preisliste der Tankstellen hinzugefügt werden und die Anzahl der Stationen muss um zwei erhöht werden. </text:span><text:span text:style-name="T11">Die Preise an beiden Stationen </text:span><text:span text:style-name="T12">sind</text:span><text:span text:style-name="T11"> 0 </text:span><text:span text:style-name="T12">ct/l</text:span><text:span text:style-name="T11">, da die Tankfüllung zu Beginn bereits vorhanden ist und nichts extra kostet und beim Zielknoten sowieso nicht mehr getankt werden muss. </text:span></text:p>
      <text:p text:style-name="P11"><text:span text:style-name="T1">Es wird einmalig zu Beginn des Algorithmus berechnet, wie groß die Reichweite mit der anfänglichen Tankfüllung und mit einer vollen Füllung ist. Dadurch kann sehr leicht ohne weitere Berechnungen überprüft werden, ob eine Tankstelle von einer anderen aus erreichbar ist oder nicht. </text:span><text:span text:style-name="T11">Zudem wird die minimale Höhe des Startknotens auf 0 und die aller anderen Knoten auf unendlich (Integer Maximum) gesetzt.</text:span></text:p>
      <text:p text:style-name="P14">Wird bei der Tiefensuche kein Pfad gefunden, also ist keine Reise möglich aufgrund der zu geringen Tankgröße, wird dies ebenfalls mit „Keine Reise möglich!“ quittiert.</text:p>
      <text:h text:style-name="P18" text:outline-level="1"><text:bookmark-start text:name="__RefHeading___Toc109_1452926801"/>Beispiele<text:bookmark-end text:name="__RefHeading___Toc109_1452926801"/></text:h>
      <table:table table:name="Tabelle1" table:style-name="Tabelle1">
        <table:table-column table:style-name="Tabelle1.A"/>
        <table:table-column table:style-name="Tabelle1.B"/>
        <table:table-row>
          <table:table-cell table:style-name="Tabelle1.A1" office:value-type="string">
            <text:p text:style-name="P8">Beispiel</text:p>
          </table:table-cell>
          <table:table-cell table:style-name="Tabelle1.B1" office:value-type="string">
            <text:p text:style-name="P8">Ausgabe</text:p>
          </table:table-cell>
        </table:table-row>
        <table:table-row>
          <table:table-cell table:style-name="Tabelle1.A2" office:value-type="string">
            <text:p text:style-name="P8">1</text:p>
          </table:table-cell>
          <table:table-cell table:style-name="Tabelle1.B2" office:value-type="string">
            <text:p text:style-name="Table_20_Contents">Reichweite (Start): 275,00 km</text:p>
            <text:p text:style-name="Table_20_Contents">Reichweite (Voll): 687,50 km</text:p>
            <text:p text:style-name="Table_20_Contents">Tankvorgänge: 2</text:p>
            <text:p text:style-name="Table_20_Contents">100: 10,00 l -&gt; 14,50 €</text:p>
            <text:p text:style-name="Table_20_Contents">400: 48,00 l -&gt; 67,20 €</text:p>
            <text:p text:style-name="Table_20_Contents">Preis: 81,70 €</text:p>
          </table:table-cell>
        </table:table-row>
        <table:table-row>
          <table:table-cell table:style-name="Tabelle1.A2" office:value-type="string">
            <text:p text:style-name="P8">2</text:p>
          </table:table-cell>
          <table:table-cell table:style-name="Tabelle1.B2" office:value-type="string">
            <text:p text:style-name="Table_20_Contents">Reichweite (Start): 1137,50 km</text:p>
            <text:p text:style-name="Table_20_Contents">Reichweite (Voll): 1141,67 km</text:p>
            <text:p text:style-name="Table_20_Contents">Tankvorgänge: 9</text:p>
            <text:p text:style-name="Table_20_Contents">1118: 188,28 l -&gt; 216,52 €</text:p>
            <text:p text:style-name="Table_20_Contents">1922: 201,60 l -&gt; 235,87 €</text:p>
            <text:p text:style-name="Table_20_Contents">2762: 257,04 l -&gt; 305,88 €</text:p>
            <text:p text:style-name="Table_20_Contents">3833: 249,84 l -&gt; 294,81 €</text:p>
            <text:p text:style-name="Table_20_Contents">4874: 221,28 l -&gt; 263,32 €</text:p>
            <text:p text:style-name="Table_20_Contents">5796: 267,84 l -&gt; 313,37 €</text:p>
            <text:p text:style-name="Table_20_Contents">6912: 244,08 l -&gt; 319,74 €</text:p>
            <text:p text:style-name="Table_20_Contents">7929: 253,92 l -&gt; 292,01 €</text:p>
            <text:p text:style-name="Table_20_Contents">8987: 243,12 l -&gt; 294,18 €</text:p>
            <text:p text:style-name="Table_20_Contents">Preis: 2535,71 €</text:p>
          </table:table-cell>
        </table:table-row>
        <table:table-row>
          <table:table-cell table:style-name="Tabelle1.A2" office:value-type="string">
            <text:p text:style-name="P8">3</text:p>
          </table:table-cell>
          <table:table-cell table:style-name="Tabelle1.B2" office:value-type="string">
            <text:p text:style-name="Table_20_Contents">Reichweite (Start): 533,33 km</text:p>
            <text:p text:style-name="Table_20_Contents">Reichweite (Voll): 533,33 km</text:p>
            <text:p text:style-name="Table_20_Contents">Tankvorgänge: 1</text:p>
            <text:p text:style-name="Table_20_Contents">465: 80,00 l -&gt; 99,20 €</text:p>
            <text:p text:style-name="Table_20_Contents">Preis: 99,20 €</text:p>
          </table:table-cell>
        </table:table-row>
        <table:table-row>
          <table:table-cell table:style-name="Tabelle1.A2" office:value-type="string">
            <text:p text:style-name="P8">4</text:p>
          </table:table-cell>
          <table:table-cell table:style-name="Tabelle1.B2" office:value-type="string">
            <text:p text:style-name="Table_20_Contents">Reichweite (Start): 370,00 km</text:p>
            <text:p text:style-name="Table_20_Contents">Reichweite (Voll): 400,00 km</text:p>
            <text:p text:style-name="Table_20_Contents">Tankvorgänge: 2</text:p>
            <text:p text:style-name="Table_20_Contents">344: 71,10 l -&gt; 87,45 €</text:p>
            <text:p text:style-name="Table_20_Contents">607: 117,90 l -&gt; 153,27 €</text:p>
            <text:p text:style-name="Table_20_Contents"><text:soft-page-break/>Preis: 240,72 €</text:p>
          </table:table-cell>
        </table:table-row>
        <table:table-row>
          <table:table-cell table:style-name="Tabelle1.A2" office:value-type="string">
            <text:p text:style-name="P8">5</text:p>
          </table:table-cell>
          <table:table-cell table:style-name="Tabelle1.B2" office:value-type="string">
            <text:p text:style-name="Table_20_Contents">Reichweite (Start): 200,00 km</text:p>
            <text:p text:style-name="Table_20_Contents">Reichweite (Voll): 1161,90 km</text:p>
            <text:p text:style-name="Table_20_Contents">Tankvorgänge: 9</text:p>
            <text:p text:style-name="Table_20_Contents">107: 209,58 l -&gt; 243,11 €</text:p>
            <text:p text:style-name="Table_20_Contents">1198: 240,66 l -&gt; 276,76 €</text:p>
            <text:p text:style-name="Table_20_Contents">2344: 233,10 l -&gt; 272,73 €</text:p>
            <text:p text:style-name="Table_20_Contents">3454: 234,15 l -&gt; 271,61 €</text:p>
            <text:p text:style-name="Table_20_Contents">4569: 202,02 l -&gt; 236,36 €</text:p>
            <text:p text:style-name="Table_20_Contents">5531: 243,81 l -&gt; 319,39 €</text:p>
            <text:p text:style-name="Table_20_Contents">6692: 232,26 l -&gt; 311,23 €</text:p>
            <text:p text:style-name="Table_20_Contents">7798: 240,66 l -&gt; 279,17 €</text:p>
            <text:p text:style-name="Table_20_Contents">8944: 221,76 l -&gt; 290,51 €</text:p>
            <text:p text:style-name="Table_20_Contents">Preis: 2500,87 €</text:p>
          </table:table-cell>
        </table:table-row>
        <table:table-row>
          <table:table-cell table:style-name="Tabelle1.A2" office:value-type="string">
            <text:p text:style-name="P8">6</text:p>
          </table:table-cell>
          <table:table-cell table:style-name="Tabelle1.B2" office:value-type="string">
            <text:p text:style-name="Table_20_Contents">Reichweite (Start): 275,00 km</text:p>
            <text:p text:style-name="Table_20_Contents">Reichweite (Voll): 687,50 km</text:p>
            <text:p text:style-name="Table_20_Contents">Keine Reise möglich!</text:p>
          </table:table-cell>
        </table:table-row>
      </table:table>
      <text:p text:style-name="P15">Die Beispiele 1-5 wurden der BwInf-Website entnommen. Beispiel 6 ist eine Abwandlung von Beispiel 1, wobei die Tankstelle bei 100 Kilometern entfernt wurde, also eine Strecke die nicht befahrbar ist, gegeben ist.</text:p>
      <text:h text:style-name="P18" text:outline-level="1"><text:bookmark-start text:name="__RefHeading___Toc111_1452926801"/>Quellcode<text:bookmark-end text:name="__RefHeading___Toc111_1452926801"/></text:h>
      <text:p text:style-name="Code">package de.ncrypted.urlaubsfahrt;</text:p>
      <text:p text:style-name="Code"/>
      <text:p text:style-name="Code">public class Urlaubsfahrt {</text:p>
      <text:p text:style-name="Code"/>
      <text:p text:style-name="Code"><text:s text:c="4"/>// consumption in l per 100 km - double to max later calculations easier</text:p>
      <text:p text:style-name="Code"><text:s text:c="4"/>private static double consumption;</text:p>
      <text:p text:style-name="Code"><text:s text:c="4"/>// tank size in l</text:p>
      <text:p text:style-name="Code"><text:s text:c="4"/>private static int tankSize;</text:p>
      <text:p text:style-name="Code"><text:s text:c="4"/>// initial tank level in l</text:p>
      <text:p text:style-name="Code"><text:s text:c="4"/>private static int tankLevel;</text:p>
      <text:p text:style-name="Code"><text:s text:c="4"/>// length of the way</text:p>
      <text:p text:style-name="Code"><text:s text:c="4"/>private static int wayLength;</text:p>
      <text:p text:style-name="Code"><text:s text:c="4"/>// amount of gas stations</text:p>
      <text:p text:style-name="Code"><text:s text:c="4"/>private static int stations;</text:p>
      <text:p text:style-name="Code"><text:s text:c="4"/>// gas station distances in km</text:p>
      <text:p text:style-name="Code"><text:s text:c="4"/>private static List&lt;Integer&gt; dists = new ArrayList&lt;&gt;();</text:p>
      <text:p text:style-name="Code"><text:s text:c="4"/>// gas station costs in cents/l (between 100 and 199)</text:p>
      <text:p text:style-name="Code"><text:s text:c="4"/>private static List&lt;Integer&gt; prices = new ArrayList&lt;&gt;();</text:p>
      <text:p text:style-name="Code"/>
      <text:p text:style-name="Code"><text:s text:c="4"/>private static ArrayList&lt;ArrayList&lt;Double&gt;&gt; graph;</text:p>
      <text:p text:style-name="Code"><text:s text:c="4"/>private static ArrayList&lt;ArrayList&lt;Integer&gt;&gt; parents;</text:p>
      <text:p text:style-name="Code"/>
      <text:p text:style-name="Code"><text:s text:c="4"/>private static double minPrice = Integer.MAX_VALUE;</text:p>
      <text:p text:style-name="Code"><text:s text:c="4"/>private static List&lt;Integer&gt; minPath;</text:p>
      <text:p text:style-name="Code"/>
      <text:p text:style-name="Code"><text:s text:c="4"/>public static void main(String[] args) {</text:p>
      <text:p text:style-name="Code"><text:s text:c="8"/>// <text:span text:style-name="T14">read input file and print out information ...</text:span></text:p>
      <text:p text:style-name="Code"/>
      <text:p text:style-name="Code"><text:s text:c="7"/></text:p>
      <text:p text:style-name="Code"><text:s text:c="8"/>// execute algorithm</text:p>
      <text:p text:style-name="Code"><text:s text:c="8"/>System.out.println("---ALGORITHMUS---");</text:p>
      <text:p text:style-name="Code"><text:s text:c="8"/>executeAlgorithm();</text:p>
      <text:p text:style-name="Code"><text:s text:c="4"/>}</text:p>
      <text:p text:style-name="Code"/>
      <text:p text:style-name="Code"><text:soft-page-break/><text:s text:c="4"/>private static void calcPathPrice(int curNode, double curPrice, List&lt;Integer&gt; path) {</text:p>
      <text:p text:style-name="Code"><text:s text:c="8"/>path.add(curNode);</text:p>
      <text:p text:style-name="Code"><text:s text:c="8"/>if (curNode == 0) {</text:p>
      <text:p text:style-name="Code"><text:s text:c="12"/>if (curPrice &lt; minPrice) {</text:p>
      <text:p text:style-name="Code"><text:s text:c="16"/>minPrice = curPrice;</text:p>
      <text:p text:style-name="Code"><text:s text:c="16"/>minPath = path;</text:p>
      <text:p text:style-name="Code"><text:s text:c="12"/>}</text:p>
      <text:p text:style-name="Code"><text:s text:c="12"/>return;</text:p>
      <text:p text:style-name="Code"><text:s text:c="8"/>}</text:p>
      <text:p text:style-name="Code"><text:s text:c="8"/>for (int parent : parents.get(curNode)) {</text:p>
      <text:p text:style-name="Code"><text:s text:c="12"/>calcPathPrice(parent, curPrice + graph.get(parent).get(curNode), new ArrayList&lt;&gt;(path));</text:p>
      <text:p text:style-name="Code"><text:s text:c="8"/>}</text:p>
      <text:p text:style-name="Code"><text:s text:c="4"/>}</text:p>
      <text:p text:style-name="Code"/>
      <text:p text:style-name="Code"><text:s text:c="4"/>private static void executeAlgorithm() {</text:p>
      <text:p text:style-name="Code"><text:s text:c="8"/>double initialReach = tankLevel / consumption * 100;</text:p>
      <text:p text:style-name="Code"><text:s text:c="8"/>double maxReach = tankSize / consumption * 100;</text:p>
      <text:p text:style-name="Code"><text:s text:c="8"/>System.out.printf("Reichweite (Start): %.2f km\n", initialReach);</text:p>
      <text:p text:style-name="Code"><text:s text:c="8"/>System.out.printf("Reichweite (Voll): %.2f km\n", maxReach);</text:p>
      <text:p text:style-name="Code"/>
      <text:p text:style-name="Code"><text:s text:c="8"/>graph = new ArrayList&lt;&gt;(stations);</text:p>
      <text:p text:style-name="Code"><text:s text:c="8"/>ArrayList&lt;Integer&gt; minDepth = new ArrayList&lt;&gt;(stations);</text:p>
      <text:p text:style-name="Code"><text:s text:c="8"/>parents = new ArrayList&lt;&gt;(stations);</text:p>
      <text:p text:style-name="Code"><text:s text:c="8"/>for (int i = 0; i &lt; stations; i++) {</text:p>
      <text:p text:style-name="Code"><text:s text:c="12"/>graph.add(new ArrayList&lt;&gt;());</text:p>
      <text:p text:style-name="Code"><text:s text:c="12"/>for (int j = 0; j &lt; stations; j++) {</text:p>
      <text:p text:style-name="Code"><text:s text:c="16"/>double price = (i == j ? 0 : -1);</text:p>
      <text:p text:style-name="Code"><text:s text:c="16"/>graph.get(i).add(price);</text:p>
      <text:p text:style-name="Code"><text:s text:c="12"/>}</text:p>
      <text:p text:style-name="Code"><text:s text:c="12"/>minDepth.add(Integer.MAX_VALUE);</text:p>
      <text:p text:style-name="Code"><text:s text:c="12"/>parents.add(new ArrayList&lt;&gt;());</text:p>
      <text:p text:style-name="Code"><text:s text:c="8"/>}</text:p>
      <text:p text:style-name="Code"><text:s text:c="8"/>minDepth.set(0, 0);</text:p>
      <text:p text:style-name="Code"/>
      <text:p text:style-name="Code"><text:s text:c="8"/>for (int i = 0; i &lt; stations; i++) {</text:p>
      <text:p text:style-name="Code"><text:s text:c="12"/>int curDepth = minDepth.get(i);</text:p>
      <text:p text:style-name="Code"><text:s text:c="12"/>int curDist = dists.get(i);</text:p>
      <text:p text:style-name="Code"><text:s text:c="12"/>double curReach = (i == 0 ? initialReach : maxReach);</text:p>
      <text:p text:style-name="Code"><text:s text:c="12"/>for (int j = i + 1; j &lt; stations; j++) {</text:p>
      <text:p text:style-name="Code"><text:s text:c="16"/>int posDist = dists.get(j);</text:p>
      <text:p text:style-name="Code"><text:s text:c="16"/>int z = 1;</text:p>
      <text:p text:style-name="Code"><text:s text:c="16"/>if (posDist &gt; curDist + curReach) {</text:p>
      <text:p text:style-name="Code"><text:s text:c="20"/>break;</text:p>
      <text:p text:style-name="Code"><text:s text:c="16"/>}</text:p>
      <text:p text:style-name="Code"><text:s text:c="16"/>if (curDepth + 1 &lt; minDepth.get(j)) {</text:p>
      <text:p text:style-name="Code"><text:s text:c="20"/>minDepth.set(j, curDepth + 1);</text:p>
      <text:p text:style-name="Code"><text:s text:c="20"/>parents.get(j).clear();</text:p>
      <text:p text:style-name="Code"><text:s text:c="20"/>parents.get(j).add(i);</text:p>
      <text:p text:style-name="Code"><text:s text:c="16"/>} else if (curDepth + 1 == minDepth.get(j)) {</text:p>
      <text:p text:style-name="Code"><text:s text:c="20"/>parents.get(j).add(i);</text:p>
      <text:p text:style-name="Code"><text:s text:c="16"/>} else {</text:p>
      <text:p text:style-name="Code"><text:s text:c="20"/>// edge won`t be needed later on -&gt; no calculations required</text:p>
      <text:p text:style-name="Code"><text:s text:c="20"/>continue;</text:p>
      <text:p text:style-name="Code"><text:s text:c="16"/>}</text:p>
      <text:p text:style-name="Code"><text:s text:c="16"/>double neededFuel = ((posDist - curDist) / 100D) * consumption;</text:p>
      <text:p text:style-name="Code"><text:soft-page-break/><text:s text:c="16"/>double price = neededFuel * prices.get(i);</text:p>
      <text:p text:style-name="Code"><text:s text:c="16"/>graph.get(i).set(j, price);</text:p>
      <text:p text:style-name="Code"><text:s text:c="12"/>}</text:p>
      <text:p text:style-name="Code"><text:s text:c="8"/>}</text:p>
      <text:p text:style-name="Code"/>
      <text:p text:style-name="Code"><text:s text:c="8"/>calcPathPrice(stations - 1, 0, new ArrayList&lt;&gt;(stations - 1));</text:p>
      <text:p text:style-name="Code"><text:s text:c="8"/>if(minPath == null) {</text:p>
      <text:p text:style-name="Code"><text:s text:c="12"/>System.out.println("Keine Reise möglich!");</text:p>
      <text:p text:style-name="Code"><text:s text:c="12"/>return;</text:p>
      <text:p text:style-name="Code"><text:s text:c="8"/>}</text:p>
      <text:p text:style-name="Code"><text:s text:c="8"/>minPrice = 0;</text:p>
      <text:p text:style-name="Code"><text:s text:c="8"/>System.out.printf("Tankvorgänge: %d\n", minPath.size() - 2);</text:p>
      <text:p text:style-name="Code"><text:s text:c="8"/>Collections.reverse(minPath);</text:p>
      <text:p text:style-name="Code"><text:s text:c="8"/>double leftFuel = tankLevel - (dists.get(minPath.get(1)) / 100D) * consumption;</text:p>
      <text:p text:style-name="Code"><text:s text:c="8"/>for (int i = 1; i &lt; minPath.size() - 1; i++) {</text:p>
      <text:p text:style-name="Code"><text:s text:c="12"/>int node = minPath.get(i);</text:p>
      <text:p text:style-name="Code"><text:s text:c="12"/>double price = graph.get(node).get(minPath.get(i + 1));</text:p>
      <text:p text:style-name="Code"><text:s text:c="12"/>double fuel = price / prices.get(node);</text:p>
      <text:p text:style-name="Code"><text:s text:c="12"/>if (leftFuel &gt; fuel) {</text:p>
      <text:p text:style-name="Code"><text:s text:c="16"/>fuel = 0;</text:p>
      <text:p text:style-name="Code"><text:s text:c="16"/>price = 0;</text:p>
      <text:p text:style-name="Code"><text:s text:c="16"/>leftFuel -= fuel;</text:p>
      <text:p text:style-name="Code"><text:s text:c="12"/>} else if(leftFuel != 0) {</text:p>
      <text:p text:style-name="Code"><text:s text:c="16"/>fuel -= leftFuel;</text:p>
      <text:p text:style-name="Code"><text:s text:c="16"/>price = fuel * prices.get(node);</text:p>
      <text:p text:style-name="Code"><text:s text:c="16"/>leftFuel = 0;</text:p>
      <text:p text:style-name="Code"><text:s text:c="12"/>}</text:p>
      <text:p text:style-name="Code"><text:s text:c="12"/>System.out.printf(dists.get(node) + ": %.2f l" + " -&gt; %.2f €\n", fuel, price / 100);</text:p>
      <text:p text:style-name="Code"><text:s text:c="12"/>minPrice += price;</text:p>
      <text:p text:style-name="Code"><text:s text:c="8"/>}</text:p>
      <text:p text:style-name="Code"><text:s text:c="8"/>System.out.printf("Preis: %.2f €\n", minPrice / 100);</text:p>
      <text:p text:style-name="Code"><text:s text:c="4"/>}</text:p>
      <text:p text:style-name="Code"/>
      <text:p text:style-name="Code"><text:s text:c="4"/>private static void readFileData(String fileName) {</text:p>
      <text:p text:style-name="Code"><text:s text:c="8"/>…</text:p>
      <text:p text:style-name="Code"><text:s text:c="4"/><text:span text:style-name="T14">}</text:span></text:p>
      <text:p text:style-name="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roman"/>
    <style:font-face style:name="Noto Sans CJK SC Regular" svg:font-family="'Noto Sans CJK SC Regular'" style:font-family-generic="roman"/>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roman" style:font-size-asian="12pt" style:language-asian="zh" style:country-asian="CN" style:font-name-complex="FreeSans" style:font-family-complex="FreeSans" style:font-family-generic-complex="roman" style:font-size-complex="12pt" style:language-complex="hi" style:country-complex="IN"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font-size="10pt" style:font-size-asian="10pt" fo:hyphenate="false"/>
    </style:style>
    <style:style style:name="Heading_20_1" style:display-name="Heading 1" style:family="paragraph" style:parent-style-name="Heading" style:next-style-name="Text_20_body" style:default-outline-level="1" style:class="text">
      <style:paragraph-properties fo:margin-left="0cm" fo:margin-right="0cm" fo:hyphenation-ladder-count="no-limit" fo:text-indent="0cm" style:auto-text-indent="false">
        <style:tab-stops>
          <style:tab-stop style:position="0.762cm"/>
        </style:tab-stops>
      </style:paragraph-properties>
      <style:text-properties style:font-name="Liberation Serif" fo:font-family="'Liberation Serif'" style:font-family-generic="roman" style:font-pitch="variable" fo:font-size="16pt" fo:font-weight="bold" style:font-size-asian="16pt" style:font-weight-asian="bold" style:font-size-complex="18pt" fo:hyphenate="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cm" loext:contextual-spacing="false" fo:hyphenation-ladder-count="no-limit" fo:text-indent="0cm" style:auto-text-indent="false">
        <style:tab-stops>
          <style:tab-stop style:position="1.016cm"/>
        </style:tab-stops>
      </style:paragraph-properties>
      <style:text-properties style:font-name="Liberation Serif" fo:font-family="'Liberation Serif'" style:font-family-generic="roman" style:font-pitch="variable" fo:font-weight="bold" style:font-weight-asian="bold" style:font-size-complex="16pt" fo:hyphenate="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cm" loext:contextual-spacing="false" fo:hyphenation-ladder-count="no-limit" fo:text-indent="0cm" style:auto-text-indent="false">
        <style:tab-stops>
          <style:tab-stop style:position="1.27cm"/>
        </style:tab-stops>
      </style:paragraph-properties>
      <style:text-properties style:font-name="Liberation Serif" fo:font-family="'Liberation Serif'" style:font-family-generic="roman" style:font-pitch="variable" fo:font-size="12pt" fo:font-weight="bold" style:font-size-asian="12pt" style:font-weight-asian="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style:font-name="Liberation Serif" fo:font-family="'Liberation Serif'" style:font-family-generic="roman" style:font-pitch="variable" fo:font-size="28pt" fo:font-weight="bold" style:font-size-asian="28pt" style:font-weight-asian="bold" style:font-size-complex="28pt"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style:font-name="Liberation Serif" fo:font-family="'Liberation Serif'" style:font-family-generic="roman" style:font-pitch="variable" fo:font-size="18pt" style:font-size-asian="18pt" style:font-size-complex="18pt" fo:hyphenate="false"/>
    </style:style>
    <style:style style:name="RGV-Überschrift" style:family="paragraph" style:parent-style-name="Heading">
      <style:paragraph-properties fo:hyphenation-ladder-count="no-limit" text:number-lines="false" text:line-number="0"/>
      <style:text-properties style:font-name="Liberation Serif" fo:font-family="'Liberation Serif'" style:font-family-generic="roman" style:font-pitch="variable" fo:font-size="16pt" fo:font-weight="bold" style:font-size-asian="16pt" style:font-weight-asian="bold" style:font-size-complex="16pt" fo:hyphenate="false"/>
    </style:style>
    <style:style style:name="Verzeichnis_20_1" style:display-name="Verzeichnis 1" style:family="paragraph" style:parent-style-name="Index">
      <style:paragraph-properties fo:hyphenation-ladder-count="no-limit">
        <style:tab-stops>
          <style:tab-stop style:position="15.926cm" style:type="right" style:leader-style="dotted" style:leader-text="."/>
        </style:tab-stops>
      </style:paragraph-properties>
      <style:text-properties fo:font-size="10pt" style:font-size-asian="10pt" fo:hyphenate="false"/>
    </style:style>
    <style:style style:name="Header" style:family="paragraph" style:parent-style-name="Standard" style:class="extra">
      <style:paragraph-properties fo:hyphenation-ladder-count="no-limit" text:number-lines="false" text:line-number="0">
        <style:tab-stops>
          <style:tab-stop style:position="7.962cm" style:type="center"/>
          <style:tab-stop style:position="15.926cm"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7.962cm" style:type="center"/>
          <style:tab-stop style:position="15.926cm" style:type="right"/>
        </style:tab-stops>
      </style:paragraph-properties>
      <style:text-properties fo:hyphenate="false"/>
    </style:style>
    <style:style style:name="Verzeichnis_20_2" style:display-name="Verzeichnis 2" style:family="paragraph" style:parent-style-name="Index">
      <style:paragraph-properties fo:margin-left="0.499cm" fo:margin-right="0cm" fo:hyphenation-ladder-count="no-limit" fo:text-indent="0cm" style:auto-text-indent="false">
        <style:tab-stops>
          <style:tab-stop style:position="15.427cm" style:type="right" style:leader-style="dotted" style:leader-text="."/>
        </style:tab-stops>
      </style:paragraph-properties>
      <style:text-properties fo:font-size="10pt" style:font-size-asian="10pt" fo:hyphenate="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6cm"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7cm" style:type="right" style:leader-style="dotted" style:leader-text="."/>
        </style:tab-stops>
      </style:paragraph-properties>
      <style:text-properties fo:font-size="10pt"/>
    </style:style>
    <style:style style:name="Drawing" style:family="paragraph" style:parent-style-name="Caption" style:class="extra"/>
    <style:style style:name="Beispiel" style:family="paragraph" style:parent-style-name="Drawing">
      <style:paragraph-properties fo:margin-top="0cm" fo:margin-bottom="0cm" loext:contextual-spacing="false" fo:line-height="0.199cm"/>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de" style:family="paragraph" style:parent-style-name="Quotations" style:master-page-name="">
      <style:paragraph-properties fo:margin-top="0cm" fo:margin-bottom="0cm" loext:contextual-spacing="false" style:page-number="auto"/>
      <style:text-properties style:font-name="Liberation Mono" fo:font-family="'Liberation Mono'" style:font-style-name="Standard" style:font-family-generic="modern" style:font-pitch="fixed"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Absatz-Standardschriftart"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Sprechblasentext_20_Zchn" style:display-name="Sprechblasentext Zchn" style:family="text">
      <style:text-properties style:font-name="Tahoma" fo:font-family="Tahoma" style:font-family-generic="swiss" style:font-pitch="variable" fo:font-size="8pt" style:letter-kerning="true" style:font-name-asian="Noto Sans CJK SC Regular" style:font-family-asian="'Noto Sans CJK SC Regular'" style:font-family-generic-asian="roman"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width="0.762cm"/>
      </text:outline-level-style>
      <text:outline-level-style text:level="2" style:num-format="">
        <style:list-level-properties text:min-label-width="1.016cm"/>
      </text:outline-level-style>
      <text:outline-level-style text:level="3" style:num-format="">
        <style:list-level-properties text:min-label-width="1.27cm"/>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style:tab-stops>
          <style:tab-stop style:position="7.938cm" style:type="center"/>
          <style:tab-stop style:position="15.753cm" style:type="right"/>
        </style:tab-stops>
      </style:paragraph-properties>
    </style:style>
    <style:style style:name="MP2" style:family="paragraph" style:parent-style-name="Header">
      <style:text-properties fo:language="de" fo:country="DE"/>
    </style:style>
    <style:style style:name="MP3" style:family="paragraph" style:parent-style-name="Header">
      <style:paragraph-properties fo:text-align="center" style:justify-single-word="false"/>
      <style:text-properties fo:language="de" fo:country="DE" officeooo:rsid="003327f1" officeooo:paragraph-rsid="003327f1"/>
    </style:style>
    <style:style style:name="MP4" style:family="paragraph" style:parent-style-name="Footer">
      <style:paragraph-properties>
        <style:tab-stops>
          <style:tab-stop style:position="7.938cm" style:type="center"/>
          <style:tab-stop style:position="17cm" style:type="right"/>
        </style:tab-stops>
      </style:paragraph-properties>
    </style:style>
    <style:style style:name="MT1" style:family="text">
      <style:text-properties fo:language="de" fo:country="DE" officeooo:rsid="004d7201"/>
    </style:style>
    <style:style style:name="MT2" style:family="text">
      <style:text-properties fo:language="de" fo:country="DE" officeooo:rsid="00616dad"/>
    </style:style>
    <style:style style:name="MT3" style:family="text">
      <style:text-properties fo:language="de" fo:country="DE"/>
    </style:style>
    <style:style style:name="Mfr1" style:family="graphic" style:parent-style-name="Graphics">
      <style:graphic-properties style:protect="position" style:wrap="parallel" style:number-wrapped-paragraphs="no-limit" style:wrap-contour="false" style:vertical-pos="from-top"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499cm" fo:margin-bottom="1.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011cm" fo:margin-left="0cm" fo:margin-right="0cm" fo:margin-bottom="0cm" style:dynamic-spacing="true"/>
      </style:header-style>
      <style:footer-style>
        <style:header-footer-properties fo:min-height="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4f81bd" style:footnote-max-height="0cm">
        <style:columns fo:column-count="1" fo:column-gap="0cm"/>
        <style:footnote-sep style:width="0.018cm" style:line-style="solid" style:adjustment="left" style:rel-width="33%" style:color="#000000"/>
      </style:page-layout-properties>
      <style:header-style>
        <style:header-footer-properties fo:min-height="1.45cm" fo:margin-left="0cm" fo:margin-right="0cm" fo:margin-bottom="0cm" fo:background-color="transparent" style:dynamic-spacing="true" draw:fill="none" draw:fill-color="#4f81bd"/>
      </style:header-style>
      <style:footer-style>
        <style:header-footer-properties fo:min-height="0.801cm" fo:margin-left="0cm" fo:margin-right="0cm" fo:margin-top="0cm" fo:background-color="transparent" style:dynamic-spacing="true" draw:fill="none" draw:fill-color="#4f81bd"/>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text:span text:style-name="MT1">Aufgabe </text:span><text:span text:style-name="MT2">4</text:span><text:span text:style-name="MT1">: </text:span><text:span text:style-name="MT2">Urlaubsfahrt</text:span><text:span text:style-name="MT3"><text:tab/><text:tab/></text:span><text:span text:style-name="MT1">Team-ID: 00619</text:span></text:p>
      </style:header>
      <style:footer>
        <text:p text:style-name="MP1"><text:span text:style-name="Absatz-Standardschriftart"><text:span text:style-name="MT3"><text:tab/></text:span></text:span><text:span text:style-name="Absatz-Standardschriftart"><text:span text:style-name="MT3"><text:page-number text:select-page="current">5</text:page-number></text:span></text:span><text:span text:style-name="Absatz-Standardschriftart"><text:span text:style-name="MT3">/</text:span></text:span><text:span text:style-name="Absatz-Standardschriftart"><text:span text:style-name="MT3"><text:page-count>5</text:page-count></text:span></text:span></text:p>
      </style:footer>
    </style:master-page>
    <style:master-page style:name="MPF0" style:page-layout-name="Mpm3" style:next-style-name="MP0">
      <style:header>
        <text:p text:style-name="MP2"/>
      </style:header>
      <loext:header-first>
        <text:p text:style-name="MP3"/>
      </loext:header-first>
      <style:footer>
        <text:p text:style-name="MP4"><draw:frame draw:style-name="Mfr1" draw:name="Bild1" text:anchor-type="paragraph" svg:y="0cm" svg:width="4.761cm" svg:height="2.12cm" draw:z-index="0"><draw:image xlink:href="https://www.barcodesinc.com/generator/image.php?code=00000&amp;style=452&amp;type=C128B&amp;width=180&amp;height=80&amp;xres=2&amp;font=5" xlink:type="simple" xlink:show="embed" xlink:actuate="onLoad"/><svg:title>Barcode</svg:title></draw:frame><text:span text:style-name="MT3"><text:tab/></text:span><text:span text:style-name="Absatz-Standardschriftart"><text:span text:style-name="MT3"><text:page-number text:select-page="current">0</text:page-number></text:span></text:span><text:span text:style-name="Absatz-Standardschriftart"><text:span text:style-name="MT3"><text:tab/></text:span></text:span></text:p>
      </style:footer>
      <loext:footer-first>
        <text:p text:style-name="MP4"><text:span text:style-name="MT3"><text:tab/></text:span><text:span text:style-name="Absatz-Standardschriftart"><text:span text:style-name="MT3"><text:page-number text:select-page="current">1</text:page-number></text:span></text:span><text:span text:style-name="Absatz-Standardschriftart"><text:span text:style-name="MT3">/</text:span></text:span><text:span text:style-name="Absatz-Standardschriftart"><text:span text:style-name="MT3"><text:page-count>5</text:page-count></text:span></text:span><text:span text:style-name="Absatz-Standardschriftart"><text:span text:style-name="MT3"><text:tab/></text:span></text:span></text:p>
      </loext:footer-firs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Windows_X86_64 LibreOffice_project/23edc44b61b830b7d749943e020e96f5a7df63bf</meta:generator>
    <meta:creation-date>2019-11-13T14:26:16.845000000</meta:creation-date>
    <meta:editing-cycles>1</meta:editing-cycles>
    <meta:editing-duration>P0D</meta:editing-duration>
    <meta:document-statistic meta:table-count="1" meta:image-count="1" meta:object-count="0" meta:page-count="5" meta:paragraph-count="195" meta:word-count="1351" meta:character-count="9921" meta:non-whitespace-character-count="7625"/>
  </office:meta>
</office:document-meta>
</file>